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3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/>
    </style:style>
    <style:style style:name="P6" style:family="paragraph">
      <style:text-properties style:font-name="Arial Black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text-properties style:font-name="Arial Black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style:font-name="Geneva" fo:font-size="9pt" fo:font-weight="bold" style:font-name-asian="Geneva" style:font-size-asian="9pt" style:font-weight-asian="bold" style:font-name-complex="Geneva" style:font-size-complex="9pt" style:font-weight-complex="bold"/>
    </style:style>
    <style:style style:name="T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Arial Black" fo:font-size="9pt" fo:font-weight="bold" style:font-size-asian="9pt" style:font-weight-asian="bold" style:font-size-complex="9pt" style:font-weight-complex="bold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138in" svg:stroke-color="#7f7f7f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38in" svg:stroke-color="#000000" draw:marker-start="Marker_5f_0" draw:marker-start-width="0.0693in" draw:marker-start-center="false" draw:marker-end="Marker_5f_0" draw:marker-end-width="0.0693in" draw:marker-end-center="false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2.3055in" svg:y="0.278in" svg:width="1.0008in" svg:height="0.2508in" draw:z-index="14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1" text:anchor-type="page" text:anchor-page-number="1" svg:x="3.0138in" svg:y="0.722in" svg:width="1.1252in" svg:height="0.3752in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Object2" text:anchor-type="page" text:anchor-page-number="1" svg:x="3.4445in" svg:y="1.1209in" svg:width="0.25in" svg:height="0.0984in" draw:z-index="4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1" draw:name="Object4" text:anchor-type="page" text:anchor-page-number="1" svg:x="0.2638in" svg:y="0.3028in" svg:width="1.8366in" svg:height="1.6646in" draw:z-index="0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1" draw:name="Object5" text:anchor-type="page" text:anchor-page-number="1" svg:x="2.5902in" svg:y="0.528in" svg:width="0.25in" svg:height="0.1098in" draw:z-index="12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1" draw:name="Object6" text:anchor-type="page" text:anchor-page-number="1" svg:x="2.2799in" svg:y="1.6in" svg:width="1.7972in" svg:height="2.8984in" draw:z-index="1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Object7" text:anchor-type="page" text:anchor-page-number="1" svg:x="0.25in" svg:y="2.1528in" svg:width="1.8472in" svg:height="2.2835in" draw:z-index="7">
        <draw:object xlink:href="./Object 7" xlink:type="simple" xlink:show="embed" xlink:actuate="onLoad"/>
        <draw:image xlink:href="./ObjectReplacements/Object 7" xlink:type="simple" xlink:show="embed" xlink:actuate="onLoad"/>
      </draw:frame>
      <draw:line text:anchor-type="page" text:anchor-page-number="1" draw:z-index="3" draw:style-name="gr1" draw:text-style-name="P4" svg:x1="3.5555in" svg:y1="1.389in" svg:x2="3.5555in" svg:y2="1.2083in">
        <text:p/>
      </draw:line>
      <draw:line text:anchor-type="page" text:anchor-page-number="1" draw:z-index="5" draw:style-name="gr2" draw:text-style-name="P4" svg:x1="1.9929in" svg:y1="1.6181in" svg:x2="2.139in" svg:y2="1.611in">
        <text:p/>
      </draw:line>
      <draw:line text:anchor-type="page" text:anchor-page-number="1" draw:z-index="6" draw:style-name="gr2" draw:text-style-name="P4" svg:x1="2.7083in" svg:y1="1.0673in" svg:x2="2.7083in" svg:y2="0.5929in">
        <text:p/>
      </draw:line>
      <draw:line text:anchor-type="page" text:anchor-page-number="1" draw:z-index="8" draw:style-name="gr3" draw:text-style-name="P4" svg:x1="1.9055in" svg:y1="2.5555in" svg:x2="2.3055in" svg:y2="2.5555in">
        <text:p/>
      </draw:line>
      <draw:line text:anchor-type="page" text:anchor-page-number="1" draw:z-index="9" draw:style-name="gr2" draw:text-style-name="P5" svg:x1="2.1386in" svg:y1="2.5571in" svg:x2="2.1386in" svg:y2="1.6114in">
        <text:p/>
      </draw:line>
      <draw:line text:anchor-type="page" text:anchor-page-number="1" draw:z-index="10" draw:style-name="gr2" draw:text-style-name="P4" svg:x1="1.9701in" svg:y1="1.0673in" svg:x2="2.7083in" svg:y2="1.0673in">
        <text:p/>
      </draw:line>
      <draw:line text:anchor-type="page" text:anchor-page-number="1" draw:z-index="11" draw:style-name="gr1" draw:text-style-name="P4" svg:x1="1.965in" svg:y1="1.3819in" svg:x2="3.5555in" svg:y2="1.389in">
        <text:p/>
      </draw:line>
      <text:p text:style-name="P3"><draw:frame text:anchor-type="paragraph" draw:z-index="13" draw:name="Shape1" draw:style-name="gr4" draw:text-style-name="P7" svg:width="0.4378in" svg:height="0.1803in" svg:x="1.9846in" svg:y="1.7965in"><draw:text-box><text:p text:style-name="P6"><text:span text:style-name="T3">Us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Marker_5f_0" draw:display-name="Marker_0" svg:viewBox="0 0 20 30" svg:d="M10 0l-10 30h20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6-05T17:11:41.154493000</dc:date>
    <meta:editing-duration>PT5M16S</meta:editing-duration>
    <meta:editing-cycles>1</meta:editing-cycles>
    <meta:document-statistic meta:table-count="0" meta:image-count="0" meta:object-count="7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23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9pt" style:font-name-asian="Geneva" style:font-size-asian="9pt" style:font-name-complex="Genev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54cm" svg:height="0.635cm" svg:x="0cm" svg:y="0cm">
          <text:p/>
        </draw:rect>
        <draw:frame draw:style-name="gr2" draw:text-style-name="P3" draw:layer="layout" svg:width="2.258cm" svg:height="0.423cm" svg:x="0cm" svg:y="0cm">
          <draw:text-box>
            <text:p text:style-name="P2"><text:span text:style-name="T1"><text:s text:c="5"/></text:span><text:span text:style-name="T1">JFram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0.6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847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9pt" style:font-name-asian="Geneva" style:font-size-asian="9pt" style:font-name-complex="Geneva" style:font-size-complex="9pt"/>
    </style:style>
    <style:style style:name="T2" style:family="text">
      <style:text-properties fo:color="#000000" style:font-name="Geneva" fo:font-size="9pt" fo:font-style="italic" style:font-name-asian="Geneva" style:font-size-asian="9pt" style:font-style-asian="italic" style:font-name-complex="Geneva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858cm" svg:height="0.953cm" svg:x="0cm" svg:y="0cm">
          <text:p/>
        </draw:rect>
        <draw:frame draw:style-name="gr2" draw:text-style-name="P3" draw:layer="layout" svg:width="2.54cm" svg:height="0.847cm" svg:x="0.22cm" svg:y="0cm">
          <draw:text-box>
            <text:p text:style-name="P2"><text:span text:style-name="T1">&lt;&lt;interface&gt;&gt;</text:span></text:p>
            <text:p text:style-name="P2"><text:span text:style-name="T2"><text:s/></text:span><text:span text:style-name="T2">KeyListener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858cm" fo:page-height="0.9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PM0">
        <draw:line draw:style-name="gr1" draw:text-style-name="P1" draw:layer="layout" svg:x1="0cm" svg:y1="0.251cm" svg:x2="0.318cm" svg:y2="0cm">
          <text:p/>
        </draw:line>
        <draw:line draw:style-name="gr1" draw:text-style-name="P1" draw:layer="layout" svg:x1="0.318cm" svg:y1="0cm" svg:x2="0.635cm" svg:y2="0.251cm">
          <text:p/>
        </draw:line>
        <draw:line draw:style-name="gr1" draw:text-style-name="P1" draw:layer="layout" svg:x1="0cm" svg:y1="0.251cm" svg:x2="0.635cm" svg:y2="0.251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635cm" fo:page-height="0.2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70707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3.739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</style:style>
    <style:style style:name="T1" style:family="text">
      <style:text-properties fo:color="#000000" style:font-name="Geneva" fo:font-size="9pt" style:font-name-asian="Geneva" style:font-size-asian="9pt" style:font-name-complex="Genev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374cm" svg:height="3.81cm" svg:x="0cm" svg:y="0cm">
          <text:p/>
        </draw:rect>
        <draw:frame draw:style-name="gr2" draw:text-style-name="P3" draw:layer="layout" svg:width="4.621cm" svg:height="3.739cm" svg:x="0.035cm" svg:y="0.071cm">
          <draw:text-box>
            <text:p text:style-name="P2"><text:span text:style-name="T1"><text:s text:c="14"/></text:span><text:span text:style-name="T1">PongFrame</text:span></text:p>
            <text:p text:style-name="P2"><text:span text:style-name="T1">- ball:Ball</text:span></text:p>
            <text:p text:style-name="P2"><text:span text:style-name="T1">- paddle:Paddle</text:span></text:p>
            <text:p text:style-name="P2"><text:span text:style-name="T1">+PongFrame()</text:span></text:p>
            <text:p text:style-name="P2"><text:span text:style-name="T1">+paint(g:Graphics)</text:span></text:p>
            <text:p text:style-name="P2"><text:span text:style-name="T1">+ballHitsPaddle():boolean</text:span></text:p>
            <text:p text:style-name="P2"><text:span text:style-name="T1">+keyPressed(e:KeyEvent)</text:span></text:p>
            <text:p text:style-name="P2"><text:span text:style-name="T1">+keyTyped(e:KeyEvent)</text:span></text:p>
            <text:p text:style-name="P2"><text:span text:style-name="T1">+keyReleased(e:KeyEvent)</text:span></text:p>
          </draw:text-box>
        </draw:frame>
        <draw:line draw:style-name="gr3" draw:text-style-name="P4" draw:layer="layout" svg:x1="-0.04cm" svg:y1="0.529cm" svg:x2="4.37cm" svg:y2="0.529cm">
          <text:p/>
        </draw:line>
        <draw:line draw:style-name="gr3" draw:text-style-name="P4" draw:layer="layout" svg:x1="0cm" svg:y1="1.255cm" svg:x2="4.41cm" svg:y2="1.255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657cm" fo:page-height="3.9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PM0">
        <draw:line draw:style-name="gr1" draw:text-style-name="P1" draw:layer="layout" svg:x1="0cm" svg:y1="0.279cm" svg:x2="0.318cm" svg:y2="0cm">
          <text:p/>
        </draw:line>
        <draw:line draw:style-name="gr1" draw:text-style-name="P1" draw:layer="layout" svg:x1="0.318cm" svg:y1="0cm" svg:x2="0.635cm" svg:y2="0.279cm">
          <text:p/>
        </draw:line>
        <draw:line draw:style-name="gr1" draw:text-style-name="P1" draw:layer="layout" svg:x1="0cm" svg:y1="0.279cm" svg:x2="0.635cm" svg:y2="0.279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635cm" fo:page-height="0.2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5.08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23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9pt" style:font-name-asian="Geneva" style:font-size-asian="9pt" style:font-name-complex="Genev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445cm" svg:height="5.151cm" svg:x="0cm" svg:y="1.588cm">
          <text:p/>
        </draw:rect>
        <draw:frame draw:style-name="gr2" draw:text-style-name="P3" draw:layer="layout" svg:width="4.551cm" svg:height="5.08cm" svg:x="0.141cm" svg:y="1.658cm">
          <draw:text-box>
            <text:p text:style-name="P2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B</text:span><text:span text:style-name="T1">a</text:span><text:span text:style-name="T1">l</text:span><text:span text:style-name="T1">l</text:span></text:p>
            <text:p text:style-name="P2"><text:span text:style-name="T1">+</text:span><text:span text:style-name="T1"> </text:span><text:span text:style-name="T1">S</text:span><text:span text:style-name="T1">I</text:span><text:span text:style-name="T1">Z</text:span><text:span text:style-name="T1">E</text:span><text:span text:style-name="T1">:</text:span><text:span text:style-name="T1">i</text:span><text:span text:style-name="T1">n</text:span><text:span text:style-name="T1">t</text:span></text:p>
            <text:p text:style-name="P2"><text:span text:style-name="T1">- </text:span><text:span text:style-name="T1">f</text:span><text:span text:style-name="T1">r</text:span><text:span text:style-name="T1">a</text:span><text:span text:style-name="T1">m</text:span><text:span text:style-name="T1">e</text:span><text:span text:style-name="T1">:</text:span><text:span text:style-name="T1">P</text:span><text:span text:style-name="T1">o</text:span><text:span text:style-name="T1">n</text:span><text:span text:style-name="T1">g</text:span><text:span text:style-name="T1">F</text:span><text:span text:style-name="T1">r</text:span><text:span text:style-name="T1">a</text:span><text:span text:style-name="T1">m</text:span><text:span text:style-name="T1">e</text:span></text:p>
            <text:p text:style-name="P2"><text:span text:style-name="T1">- </text:span><text:span text:style-name="T1">t</text:span><text:span text:style-name="T1">o</text:span><text:span text:style-name="T1">p</text:span><text:span text:style-name="T1">W</text:span><text:span text:style-name="T1">a</text:span><text:span text:style-name="T1">l</text:span><text:span text:style-name="T1">l</text:span><text:span text:style-name="T1">, </text:span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W</text:span><text:span text:style-name="T1">a</text:span><text:span text:style-name="T1">l</text:span><text:span text:style-name="T1">l</text:span><text:span text:style-name="T1">,</text:span></text:p>
            <text:p text:style-name="P2"><text:span text:style-name="T1">l</text:span><text:span text:style-name="T1">e</text:span><text:span text:style-name="T1">f</text:span><text:span text:style-name="T1">t</text:span><text:span text:style-name="T1">W</text:span><text:span text:style-name="T1">a</text:span><text:span text:style-name="T1">l</text:span><text:span text:style-name="T1">l</text:span><text:span text:style-name="T1">, </text:span><text:span text:style-name="T1">r</text:span><text:span text:style-name="T1">i</text:span><text:span text:style-name="T1">g</text:span><text:span text:style-name="T1">h</text:span><text:span text:style-name="T1">t</text:span><text:span text:style-name="T1">W</text:span><text:span text:style-name="T1">a</text:span><text:span text:style-name="T1">l</text:span><text:span text:style-name="T1">l</text:span><text:span text:style-name="T1">:</text:span><text:span text:style-name="T1">i</text:span><text:span text:style-name="T1">n</text:span><text:span text:style-name="T1">t</text:span></text:p>
            <text:p text:style-name="P2"><text:span text:style-name="T1">- 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X</text:span><text:span text:style-name="T1">, 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Y</text:span><text:span text:style-name="T1">:</text:span><text:span text:style-name="T1">i</text:span><text:span text:style-name="T1">n</text:span><text:span text:style-name="T1">t</text:span></text:p>
            <text:p text:style-name="P2"><text:span text:style-name="T1">-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X</text:span><text:span text:style-name="T1">,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Y</text:span><text:span text:style-name="T1">:</text:span><text:span text:style-name="T1">i</text:span><text:span text:style-name="T1">n</text:span><text:span text:style-name="T1">t</text:span></text:p>
            <text:p text:style-name="P2"><text:span text:style-name="T1">+</text:span><text:span text:style-name="T1"> </text:span><text:span text:style-name="T1">B</text:span><text:span text:style-name="T1">a</text:span><text:span text:style-name="T1">l</text:span><text:span text:style-name="T1">l</text:span><text:span text:style-name="T1">(</text:span><text:span text:style-name="T1">f</text:span><text:span text:style-name="T1">:</text:span><text:span text:style-name="T1">P</text:span><text:span text:style-name="T1">o</text:span><text:span text:style-name="T1">n</text:span><text:span text:style-name="T1">g</text:span><text:span text:style-name="T1">F</text:span><text:span text:style-name="T1">r</text:span><text:span text:style-name="T1">a</text:span><text:span text:style-name="T1">m</text:span><text:span text:style-name="T1">e</text:span><text:span text:style-name="T1">)</text:span></text:p>
            <text:p text:style-name="P2"><text:span text:style-name="T1">+</text:span><text:span text:style-name="T1"> </text:span><text:span text:style-name="T1">g</text:span><text:span text:style-name="T1">e</text:span><text:span text:style-name="T1">t</text:span><text:span text:style-name="T1">X</text:span><text:span text:style-name="T1">(</text:span><text:span text:style-name="T1">)</text:span><text:span text:style-name="T1">:</text:span><text:span text:style-name="T1">i</text:span><text:span text:style-name="T1">n</text:span><text:span text:style-name="T1">t</text:span></text:p>
            <text:p text:style-name="P2"><text:span text:style-name="T1">+</text:span><text:span text:style-name="T1"> </text:span><text:span text:style-name="T1">g</text:span><text:span text:style-name="T1">e</text:span><text:span text:style-name="T1">t</text:span><text:span text:style-name="T1">Y</text:span><text:span text:style-name="T1">(</text:span><text:span text:style-name="T1">)</text:span><text:span text:style-name="T1">:</text:span><text:span text:style-name="T1">i</text:span><text:span text:style-name="T1">n</text:span><text:span text:style-name="T1">t</text:span></text:p>
            <text:p text:style-name="P2"><text:span text:style-name="T1">+</text:span><text:span text:style-name="T1"> </text:span><text:span text:style-name="T1">m</text:span><text:span text:style-name="T1">o</text:span><text:span text:style-name="T1">v</text:span><text:span text:style-name="T1">e</text:span><text:span text:style-name="T1">(</text:span><text:span text:style-name="T1">)</text:span></text:p>
            <text:p text:style-name="P2"><text:span text:style-name="T1">+</text:span><text:span text:style-name="T1"> </text:span><text:span text:style-name="T1">r</text:span><text:span text:style-name="T1">u</text:span><text:span text:style-name="T1">n</text:span><text:span text:style-name="T1">(</text:span><text:span text:style-name="T1">)</text:span></text:p>
          </draw:text-box>
        </draw:frame>
        <draw:line draw:style-name="gr3" draw:text-style-name="P3" draw:layer="layout" svg:x1="0cm" svg:y1="2.081cm" svg:x2="4.442cm" svg:y2="2.081cm">
          <text:p/>
        </draw:line>
        <draw:line draw:style-name="gr3" draw:text-style-name="P3" draw:layer="layout" svg:x1="0.032cm" svg:y1="4.457cm" svg:x2="4.474cm" svg:y2="4.457cm">
          <text:p/>
        </draw:line>
        <draw:rect draw:style-name="gr1" draw:text-style-name="P1" draw:layer="layout" svg:width="2.54cm" svg:height="0.635cm" svg:x="0.953cm" svg:y="0cm">
          <text:p/>
        </draw:rect>
        <draw:frame draw:style-name="gr4" draw:text-style-name="P3" draw:layer="layout" svg:width="2.258cm" svg:height="0.423cm" svg:x="0.953cm" svg:y="0cm">
          <draw:text-box>
            <text:p text:style-name="P2"><text:span text:style-name="T1"><text:s text:c="2"/></text:span><text:span text:style-name="T1"><text:s/>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/text:p>
          </draw:text-box>
        </draw:frame>
        <draw:line draw:style-name="gr3" draw:text-style-name="P3" draw:layer="layout" svg:x1="1.87cm" svg:y1="0.834cm" svg:x2="2.205cm" svg:y2="0.66cm">
          <text:p/>
        </draw:line>
        <draw:line draw:style-name="gr3" draw:text-style-name="P3" draw:layer="layout" svg:x1="2.205cm" svg:y1="0.66cm" svg:x2="2.54cm" svg:y2="0.834cm">
          <text:p/>
        </draw:line>
        <draw:line draw:style-name="gr3" draw:text-style-name="P3" draw:layer="layout" svg:x1="1.87cm" svg:y1="0.834cm" svg:x2="2.54cm" svg:y2="0.834cm">
          <text:p/>
        </draw:line>
        <draw:line draw:style-name="gr3" draw:text-style-name="P3" draw:layer="layout" svg:x1="2.205cm" svg:y1="1.552cm" svg:x2="2.205cm" svg:y2="0.814cm">
          <text:p/>
        </draw:lin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692cm" fo:page-height="6.7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5.08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9pt" style:font-name-asian="Geneva" style:font-size-asian="9pt" style:font-name-complex="Genev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233cm" svg:height="5.08cm" svg:x="0cm" svg:y="0cm">
          <text:p/>
        </draw:rect>
        <draw:frame draw:style-name="gr2" draw:text-style-name="P3" draw:layer="layout" svg:width="4.551cm" svg:height="5.08cm" svg:x="0.141cm" svg:y="0.071cm">
          <draw:text-box>
            <text:p text:style-name="P2"><text:span text:style-name="T1"><text:s text:c="12"/></text:span><text:span text:style-name="T1">Paddle</text:span></text:p>
            <text:p text:style-name="P2"><text:span text:style-name="T1">+ HEIGHT, WIDTH:int</text:span></text:p>
            <text:p text:style-name="P2"><text:span text:style-name="T1">- DELTA, BORDER:int</text:span></text:p>
            <text:p text:style-name="P2"><text:span text:style-name="T1">- locationX, locationY:int</text:span></text:p>
            <text:p text:style-name="P2"><text:span text:style-name="T1">- gameAreaHeight:int</text:span></text:p>
            <text:p text:style-name="P2"><text:span text:style-name="T1">- applet:PongApplet</text:span></text:p>
            <text:p text:style-name="P2"><text:span text:style-name="T1">+Paddle(f:PongFrame)</text:span></text:p>
            <text:p text:style-name="P2"><text:span text:style-name="T1">+ getX():int</text:span></text:p>
            <text:p text:style-name="P2"><text:span text:style-name="T1">+ getY():int</text:span></text:p>
            <text:p text:style-name="P2"><text:span text:style-name="T1">+ moveUp()</text:span></text:p>
            <text:p text:style-name="P2"><text:span text:style-name="T1">+ moveDown()</text:span></text:p>
            <text:p text:style-name="P2"><text:span text:style-name="T1">+ resetLocation()</text:span></text:p>
          </draw:text-box>
        </draw:frame>
        <draw:line draw:style-name="gr3" draw:text-style-name="P3" draw:layer="layout" svg:x1="0cm" svg:y1="0.494cm" svg:x2="4.233cm" svg:y2="0.494cm">
          <text:p/>
        </draw:line>
        <draw:line draw:style-name="gr3" draw:text-style-name="P3" draw:layer="layout" svg:x1="0.03cm" svg:y1="2.446cm" svg:x2="4.264cm" svg:y2="2.446cm">
          <text:p/>
        </draw:lin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692cm" fo:page-height="5.2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